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font-style="normal" fo:text-shadow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41cm">
          <draw:text-box>
            <text:p text:style-name="P1"><text:span text:style-name="T1">HYMN #839</text:span></text:p>
            <text:p text:style-name="P1"><text:span text:style-name="T2">“</text:span><text:span text:style-name="T2">O Christ, Our True and Only Ligh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4.384cm" svg:height="7.011cm" svg:x="1.778cm" svg:y="0.609cm">
          <draw:text-box>
            <text:p text:style-name="P1"><text:span text:style-name="T3">1. </text:span><text:span text:style-name="T4">O Christ, our true and only light,</text:span><text:span text:style-name="T4"><text:line-break/></text:span><text:span text:style-name="T4">Enlighten those who sit in night;</text:span><text:span text:style-name="T4"><text:line-break/></text:span><text:span text:style-name="T4">Let those afar now hear Your voice</text:span><text:span text:style-name="T4"><text:line-break/></text:span><text:span text:style-name="T4">And in Your fold with us rej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4.384cm" svg:height="7.011cm" svg:x="1.778cm" svg:y="0.762cm">
          <draw:text-box>
            <text:p text:style-name="P5"><text:span text:style-name="T5">2. </text:span><text:span text:style-name="T6">Fill with the radiance of Your grace</text:span></text:p>
            <text:p text:style-name="P5"><text:span text:style-name="T6">The souls now lost in error’s maze;</text:span></text:p>
            <text:p text:style-name="P5"><text:span text:style-name="T6">Enlighten those whose inmost minds</text:span></text:p>
            <text:p text:style-name="P5"><text:span text:style-name="T6">Some dark delusion haunts and bli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8" draw:layer="layout" svg:width="24.892cm" svg:height="7.011cm" svg:x="1.524cm" svg:y="0.745cm">
          <draw:text-box>
            <text:p text:style-name="P7"><text:span text:style-name="T5">3. </text:span><text:span text:style-name="T6">O gently call those gone astray</text:span><text:span text:style-name="T6"><text:line-break/></text:span><text:span text:style-name="T6">That they may find the saving way!</text:span><text:span text:style-name="T6"><text:line-break/></text:span><text:span text:style-name="T6">Let ev’ry conscience sore oppressed</text:span><text:span text:style-name="T6"><text:line-break/></text:span><text:span text:style-name="T6">In You find peace and heav’nly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8" draw:layer="layout" svg:width="24.638cm" svg:height="7.011cm" svg:x="1.778cm" svg:y="0.762cm">
          <draw:text-box>
            <text:p text:style-name="P7"><text:span text:style-name="T5">4. </text:span><text:span text:style-name="T6">Shine on the darkened and the cold;</text:span><text:span text:style-name="T6"><text:line-break/></text:span><text:span text:style-name="T6">Recall the wand’rers to Your fold.</text:span><text:span text:style-name="T6"><text:line-break/></text:span><text:span text:style-name="T6">Unite all those who walk apart;</text:span><text:span text:style-name="T6"><text:line-break/></text:span><text:span text:style-name="T6">Confirm the weak and doubting hear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10" draw:layer="layout" svg:width="24.638cm" svg:height="10.957cm" svg:x="1.778cm" svg:y="0.762cm">
          <draw:text-box>
            <text:p text:style-name="P5"><text:span text:style-name="T5">5. </text:span><text:span text:style-name="T6">That they with us may evermore</text:span></text:p>
            <text:p text:style-name="P5"><text:span text:style-name="T6">Such grace with wond’ring thanks adore</text:span></text:p>
            <text:p text:style-name="P5"><text:span text:style-name="T6">And endless praise to You be giv’n</text:span></text:p>
            <text:p text:style-name="P5"><text:span text:style-name="T6">By all Your Church in earth and heav’n.</text:span></text:p>
            <text:p text:style-name="P9"><text:span text:style-name="T7"><text:line-break/></text:span><text:span text:style-name="T7"/></text:p>
            <text:p text:style-name="P9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6:42:12.050000000</meta:creation-date>
    <dc:title>Hymn template</dc:title>
    <meta:editing-duration>PT20M16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1-23T23:04:08.164000000</dc:date>
    <meta:document-statistic meta:object-count="112"/>
    <meta:template xlink:type="simple" xlink:actuate="onRequest" xlink:title="Hymn template" xlink:href="../../AppData/Roaming/LibreOffice/4/user/template/Worship%20Templsates/Hymn%20template.otp" meta:date="2015-07-01T16:42:11.675000000"/>
  </office:meta>
</office:document-meta>
</file>